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2.3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2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nalysis</text:p>
          </table:table-cell>
        </table:table-row>
        <table:table-row table:style-name="ro2">
          <table:table-cell office:value-type="string" calcext:value-type="string">
            <text:p>Aberdeen</text:p>
          </table:table-cell>
          <table:table-cell table:style-name="ce2" office:value-type="string" calcext:value-type="string">
            <text:p>Hazlehead-Queens Cross-Countesswells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ttps://www.macs.hw.ac.uk/~denis/stv_elections/SC2017/Aberdeen/Hazlehead-Queens_Cross-Countesswells/index.html</text:p>
          </table:table-cell>
        </table:table-row>
        <table:table-row table:style-name="ro1">
          <table:table-cell office:value-type="string" calcext:value-type="string">
            <text:p>East_Ayrshire</text:p>
          </table:table-cell>
          <table:table-cell office:value-type="string" calcext:value-type="string">
            <text:p>Cumnock_and_New_Cumnock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https://www.macs.hw.ac.uk/~denis/stv_elections/SC2017/East_Ayrshire/Cumnock_and_New_Cumnock/index.html</text:p>
          </table:table-cell>
        </table:table-row>
        <table:table-row table:style-name="ro1">
          <table:table-cell office:value-type="string" calcext:value-type="string">
            <text:p>East Lothian</text:p>
          </table:table-cell>
          <table:table-cell office:value-type="string" calcext:value-type="string">
            <text:p>Tranent Wallyford and Macmerry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https://www.macs.hw.ac.uk/~denis/stv_elections/SC2017/East_Lothian/Tranent_Wallyford_and_Macmerry/index.html</text:p>
          </table:table-cell>
        </table:table-row>
        <table:table-row table:style-name="ro1">
          <table:table-cell office:value-type="string" calcext:value-type="string">
            <text:p>Edinburgh</text:p>
          </table:table-cell>
          <table:table-cell office:value-type="string" calcext:value-type="string">
            <text:p>Craigentinny-Duddingsto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https://www.macs.hw.ac.uk/~denis/stv_elections/SC2017/Edinburgh/Craigentinny-Duddingston/index.html</text:p>
          </table:table-cell>
        </table:table-row>
        <table:table-row table:style-name="ro1">
          <table:table-cell office:value-type="string" calcext:value-type="string">
            <text:p>Falkirk</text:p>
          </table:table-cell>
          <table:table-cell office:value-type="string" calcext:value-type="string">
            <text:p>Denny and Banknock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ttps://www.macs.hw.ac.uk/~denis/stv_elections/SC2017/Falkirk/Denny_and_Banknock/index.html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Inverkeithing &amp; Dalgety Bay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ttps://www.macs.hw.ac.uk/~denis/stv_elections/SC2017/Fife/Inverkeithing_&amp;_Dalgety_Bay/index.html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Kirkcaldy_Eas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https://www.macs.hw.ac.uk/~denis/stv_elections/SC2017/Fife/Kirkcaldy_East/index.html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Kirkcaldy_East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https://www.macs.hw.ac.uk/~denis/stv_elections/SC2017/Fife/St._Andrews/index.html</text:p>
          </table:table-cell>
        </table:table-row>
        <table:table-row table:style-name="ro3">
          <table:table-cell office:value-type="string" calcext:value-type="string">
            <text:p>Glasgow</text:p>
          </table:table-cell>
          <table:table-cell office:value-type="string" calcext:value-type="string">
            <text:p>Gov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a xlink:href="https://www.macs.hw.ac.uk/~denis/stv_elections/SC2017/Glasgow/Govan" xlink:type="simple">https://www.macs.hw.ac.uk/~denis/stv_elections/SC2017/Glasgow/Govan</text:a>/index.html</text:p>
          </table:table-cell>
        </table:table-row>
        <table:table-row table:style-name="ro3">
          <table:table-cell office:value-type="string" calcext:value-type="string">
            <text:p>Glasgow</text:p>
          </table:table-cell>
          <table:table-cell office:value-type="string" calcext:value-type="string">
            <text:p>Pollokshields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<text:a xlink:href="https://www.macs.hw.ac.uk/~denis/stv_elections/SC2017/Glasgow/Pollokshields/index.html" xlink:type="simple">https://www.macs.hw.ac.uk/~denis/stv_elections/SC2017/Glasgow/Pollokshields/index.html</text:a></text:p>
          </table:table-cell>
        </table:table-row>
        <table:table-row table:style-name="ro1">
          <table:table-cell office:value-type="string" calcext:value-type="string">
            <text:p>Glasgow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https://www.macs.hw.ac.uk/~denis/stv_elections/SC2017/Glasgow/Calton/index.html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Thurso and Northwest Caithness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https://www.macs.hw.ac.uk/~denis/stv_elections/SC2017/Highland/Thurso_and_Northwest_Caithness/index.html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Wick and East Caithness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ttps://www.macs.hw.ac.uk/~denis/stv_elections/SC2017/Highland/Wick_and_East_Caithness/index.html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string" calcext:value-type="string">
            <text:p>Paisley Northwes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https://www.macs.hw.ac.uk/~denis/stv_elections/SC2017/Renfrewshire/Paisley_Northwest/index.html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string" calcext:value-type="string">
            <text:p>Houston-Crosslee and Linwood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https://www.macs.hw.ac.uk/~denis/stv_elections/SC2017/Renfrewshire/Houston-Crosslee_and_Linwood/index.html</text:p>
          </table:table-cell>
        </table:table-row>
        <table:table-row table:style-name="ro1">
          <table:table-cell office:value-type="string" calcext:value-type="string">
            <text:p>Scottish_Borders</text:p>
          </table:table-cell>
          <table:table-cell office:value-type="string" calcext:value-type="string">
            <text:p>Leaderdale &amp; Melrose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ttps://www.macs.hw.ac.uk/~denis/stv_elections/SC2017/Scottish_Borders/Leaderdale_&amp;_Melrose/index.html</text:p>
          </table:table-cell>
        </table:table-row>
        <table:table-row table:style-name="ro1">
          <table:table-cell office:value-type="string" calcext:value-type="string">
            <text:p>Shetland</text:p>
          </table:table-cell>
          <table:table-cell office:value-type="string" calcext:value-type="string">
            <text:p>Lerwick South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https://www.macs.hw.ac.uk/~denis/stv_elections/SC2017/Shetland/Lerwick_South/index.html</text:p>
          </table:table-cell>
        </table:table-row>
        <table:table-row table:style-name="ro1">
          <table:table-cell office:value-type="string" calcext:value-type="string">
            <text:p>South_Lanarkshire</text:p>
          </table:table-cell>
          <table:table-cell office:value-type="string" calcext:value-type="string">
            <text:p>Rutherglen Central and North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https://www.macs.hw.ac.uk/~denis/stv_elections/SC2017/South_Lanarkshire/Rutherglen_Central_and_North/index.html</text:p>
          </table:table-cell>
        </table:table-row>
        <table:table-row table:style-name="ro1">
          <table:table-cell office:value-type="string" calcext:value-type="string">
            <text:p>West_Dunbartonshire</text:p>
          </table:table-cell>
          <table:table-cell office:value-type="string" calcext:value-type="string">
            <text:p>Dumbarto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https://www.macs.hw.ac.uk/~denis/stv_elections/SC2017/West_Dunbartonshire/Dumbarton/index.html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3:53:19.670409763</meta:creation-date>
    <dc:date>2020-08-09T15:33:51.328867757</dc:date>
    <meta:editing-duration>PT18M51S</meta:editing-duration>
    <meta:editing-cycles>1</meta:editing-cycles>
    <meta:document-statistic meta:table-count="1" meta:cell-count="100" meta:object-count="0"/>
    <meta:generator>LibreOffice/6.4.4.2$Linux_X86_64 LibreOffice_project/40$Build-2</meta:generator>
  </office:meta>
</office:document-meta>
</file>